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style:font-name-complex="Calibri" style:font-size-complex="11.5pt"/>
    </style:style>
    <style:style style:name="P18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19" style:parent-style-name="Standardnípísmoodstavce" style:family="text">
      <style:text-properties style:font-name-complex="Calibri" style:font-size-complex="11.5pt"/>
    </style:style>
    <style:style style:name="T20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T21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T22" style:parent-style-name="Standardnípísmoodstavce" style:family="text">
      <style:text-properties style:font-name-complex="Calibri" style:font-size-complex="11.5pt"/>
    </style:style>
    <style:style style:name="T23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3/2020<text:bookmark-end text:name="Text14"/></text:p>
            <text:p text:style-name="Normální">KVOP-37904/2020<text:bookmark-end text:name="Text2"/></text:p>
            <text:p text:style-name="Normální"><text:bookmark-start text:name="Text6"/>07. 09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M. B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B.,</text:p>
      <text:p text:style-name="Základnítext">dne 1. 9. 2020 byla<text:s/>do Kanceláře veřejného ochránce práv doručena Vaše žádost podle zákona o svobodném přístupu k informacím, kterou<text:s/><text:span text:style-name="Silné">žádáte<text:s/></text:span><text:span text:style-name="T17">o zaslání Sborníku stanovisek veřejného ochránce práv Vězeňství II.</text:span></text:p>
      <text:p text:style-name="P18"><text:span text:style-name="T19">Ve smyslu zákona o svobodném přístupu k informacím,<text:s/></text:span><text:span text:style-name="T20">Vám k Vaší žádos</text:span><text:span text:style-name="T21">ti poskytuji tyto informace:<text:s/></text:span></text:p>
      <text:p text:style-name="Základnítext"><text:span text:style-name="T22">Sborník stanovisek veřejného ochránce práv Vězeňství II z roku 2019.</text:span></text:p>
      <text:p text:style-name="podpis"/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Základnítext"/>
      <text:p text:style-name="Základnítext"/>
      <text:p text:style-name="Základnítext"><text:span text:style-name="T23">Příloh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Q8MP*</text:span></text:p>
        <text:p text:style-name="P12"><text:span text:style-name="T13">KVOPX00AQ8MP</text:span>KVOPX00AQ8MP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9-18T11:07:00Z</meta:creation-date>
    <dc:date>2020-09-18T11:09:00Z</dc:date>
    <meta:print-date>2016-06-27T07:08:00Z</meta:print-date>
    <meta:template xlink:href="KVOP_dopis%20vedoucího" xlink:type="simple"/>
    <meta:editing-cycles>4</meta:editing-cycles>
    <meta:editing-duration>PT60S</meta:editing-duration>
    <meta:user-defined meta:name="ContentTypeId">0x010100D3A71DC738674B4893D02C4CA0E22FAC</meta:user-defined>
    <meta:document-statistic meta:page-count="1" meta:paragraph-count="11" meta:word-count="85" meta:character-count="606" meta:row-count="17" meta:non-whitespace-character-count="532"/>
  </office:meta>
</office:document-meta>
</file>